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8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9.661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3.057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2.03cm"/>
    </style:style>
    <style:style style:name="co12" style:family="table-column">
      <style:table-column-properties fo:break-before="auto" style:column-width="5.138cm"/>
    </style:style>
    <style:style style:name="co13" style:family="table-column">
      <style:table-column-properties fo:break-before="auto" style:column-width="1.919cm"/>
    </style:style>
    <style:style style:name="co14" style:family="table-column">
      <style:table-column-properties fo:break-before="auto" style:column-width="2.002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4.277cm"/>
    </style:style>
    <style:style style:name="co17" style:family="table-column">
      <style:table-column-properties fo:break-before="auto" style:column-width="2.612cm"/>
    </style:style>
    <style:style style:name="co18" style:family="table-column">
      <style:table-column-properties fo:break-before="auto" style:column-width="2.917cm"/>
    </style:style>
    <style:style style:name="co19" style:family="table-column">
      <style:table-column-properties fo:break-before="auto" style:column-width="2.78cm"/>
    </style:style>
    <style:style style:name="co20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Pantalla</text:p>
          </table:table-cell>
          <table:table-cell office:value-type="string">
            <text:p>Detalle</text:p>
          </table:table-cell>
          <table:table-cell office:value-type="string">
            <text:p>Solucion</text:p>
          </table:table-cell>
          <table:table-cell office:value-type="string">
            <text:p>Estimado</text:p>
          </table:table-cell>
        </table:table-row>
        <table:table-row table:style-name="ro1">
          <table:table-cell office:value-type="string">
            <text:p>Creación de solicitudes adicionales de pruebas</text:p>
          </table:table-cell>
          <table:table-cell office:value-type="string">
            <text:p>Se requiere pasar solicitudes por varios estatus</text:p>
          </table:table-cell>
          <table:table-cell office:value-type="string">
            <text:p>Se crearon solicitudes adicionales de prueba</text:p>
          </table:table-cell>
          <table:table-cell office:value-type="string">
            <text:p>Desarrollado</text:p>
          </table:table-cell>
        </table:table-row>
        <table:table-row table:style-name="ro1">
          <table:table-cell office:value-type="string">
            <text:p>Autorizacion</text:p>
          </table:table-cell>
          <table:table-cell office:value-type="string">
            <text:p>Desplegar Mis Autorizaciones</text:p>
          </table:table-cell>
          <table:table-cell office:value-type="string">
            <text:p>Despliegue de mis autorizaciones (por empleado)</text:p>
          </table:table-cell>
          <table:table-cell office:value-type="string">
            <text:p>Desarrollado</text:p>
          </table:table-cell>
        </table:table-row>
        <table:table-row table:style-name="ro1">
          <table:table-cell office:value-type="string">
            <text:p>Proceso de envio de Solicitudes</text:p>
          </table:table-cell>
          <table:table-cell office:value-type="string">
            <text:p>Estatus En Borrador a Enviado/Por Autorizar</text:p>
          </table:table-cell>
          <table:table-cell office:value-type="string">
            <text:p>Se valida el proceso mediante pruebas</text:p>
          </table:table-cell>
          <table:table-cell office:value-type="string">
            <text:p>Desarrollado</text:p>
          </table:table-cell>
        </table:table-row>
        <table:table-row table:style-name="ro1">
          <table:table-cell office:value-type="string">
            <text:p>Proceso de Autorizacion de Solicitud</text:p>
          </table:table-cell>
          <table:table-cell office:value-type="string">
            <text:p>Estatus Por Autorizar a Autorizado</text:p>
          </table:table-cell>
          <table:table-cell office:value-type="string">
            <text:p>Se valida el proceso mediante pruebas</text:p>
          </table:table-cell>
          <table:table-cell office:value-type="string">
            <text:p>Desarrollado</text:p>
          </table:table-cell>
        </table:table-row>
        <table:table-row table:style-name="ro1">
          <table:table-cell table:style-name="ce1" office:value-type="string">
            <text:p>Edicion solicitud</text:p>
          </table:table-cell>
          <table:table-cell table:style-name="ce1" office:value-type="string">
            <text:p>Mostrar Estatus de Solicitud</text:p>
          </table:table-cell>
          <table:table-cell table:style-name="ce1" office:value-type="string">
            <text:p>Se despliega estatus (incluye proceso de autorizaciones)</text:p>
          </table:table-cell>
          <table:table-cell table:style-name="ce1" office:value-type="string">
            <text:p>.5 hrs.</text:p>
          </table:table-cell>
        </table:table-row>
        <table:table-row table:style-name="ro1">
          <table:table-cell office:value-type="string">
            <text:p>Proceso Rechazar solicitud</text:p>
          </table:table-cell>
          <table:table-cell office:value-type="string">
            <text:p>Mis Autorizaciones</text:p>
          </table:table-cell>
          <table:table-cell office:value-type="string">
            <text:p>Se despliega estatus, se informa a autorizador de rechazo</text:p>
          </table:table-cell>
          <table:table-cell office:value-type="string">
            <text:p>1 hr.</text:p>
          </table:table-cell>
        </table:table-row>
        <table:table-row table:style-name="ro1">
          <table:table-cell office:value-type="string">
            <text:p>Edicion de Solicitudes</text:p>
          </table:table-cell>
          <table:table-cell office:value-type="string">
            <text:p>No permitir edicion de cualquier solicitud</text:p>
          </table:table-cell>
          <table:table-cell office:value-type="string">
            <text:p>Aplicar validación de seguridad en edicion</text:p>
          </table:table-cell>
          <table:table-cell office:value-type="string">
            <text:p>.5 hrs.</text:p>
          </table:table-cell>
        </table:table-row>
        <table:table-row table:style-name="ro1">
          <table:table-cell office:value-type="string">
            <text:p>Matriz de estatus de solicitudes</text:p>
          </table:table-cell>
          <table:table-cell office:value-type="string">
            <text:p>Probar cada tipo de cambio de estatus de Solicitud</text:p>
          </table:table-cell>
          <table:table-cell office:value-type="string">
            <text:p>Crear ejemplos de cada una de los estatus de Solicitud</text:p>
          </table:table-cell>
          <table:table-cell office:value-type="string">
            <text:p>2 a 4 hrs.</text:p>
          </table:table-cell>
        </table:table-row>
      </table:table>
      <table:table table:name="Hoja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FolioSolicitud</text:p>
          </table:table-cell>
          <table:table-cell office:value-type="string">
            <text:p>Empleado_Ident</text:p>
          </table:table-cell>
          <table:table-cell office:value-type="string">
            <text:p>ConceptoId</text:p>
          </table:table-cell>
          <table:table-cell office:value-type="string">
            <text:p>NivelAutorizacion</text:p>
          </table:table-cell>
          <table:table-cell office:value-type="string">
            <text:p>Autorizador_Ident</text:p>
          </table:table-cell>
          <table:table-cell office:value-type="string">
            <text:p>Obligatorio</text:p>
          </table:table-cell>
          <table:table-cell office:value-type="string">
            <text:p>MontoAutorizacionAutomatica</text:p>
          </table:table-cell>
          <table:table-cell office:value-type="string">
            <text:p>Pendiente</text:p>
          </table:table-cell>
          <table:table-cell office:value-type="string">
            <text:p>Autorizado</text:p>
          </table:table-cell>
          <table:table-cell office:value-type="string">
            <text:p>Rechazado</text:p>
          </table:table-cell>
          <table:table-cell office:value-type="string">
            <text:p>Cancelado</text:p>
          </table:table-cell>
          <table:table-cell office:value-type="string">
            <text:p>Active</text:p>
          </table:table-cell>
          <table:table-cell office:value-type="string">
            <text:p>CreatedBy</text:p>
          </table:table-cell>
          <table:table-cell office:value-type="string">
            <text:p>CreatedDate</text:p>
          </table:table-cell>
          <table:table-cell office:value-type="string">
            <text:p>DeactivatedBy</text:p>
          </table:table-cell>
          <table:table-cell office:value-type="string">
            <text:p>DeactivatedDate</text:p>
          </table:table-cell>
          <table:table-cell office:value-type="string">
            <text:p>LastModifiedBy</text:p>
          </table:table-cell>
          <table:table-cell office:value-type="string">
            <text:p>LastModifiedDate</text:p>
          </table:table-cell>
          <table:table-cell office:value-type="string">
            <text:p>LastModifiedFromPCName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0:59:57.74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0:57.4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1:00:49.9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0:35.07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0:44.83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44795">
            <text:p>84479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01:54.99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03:46.42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0033">
            <text:p>6500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14.7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15.3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table:number-columns-repeated="2"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56654">
            <text:p>65665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9:34.99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666660">
            <text:p>66666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38:41.88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39:52.0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4:11.8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993069">
            <text:p>199306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2:40:42.88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0033">
            <text:p>6500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10.96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56654">
            <text:p>65665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2:25.91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54.52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42:03.86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42:26.55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213638">
            <text:p>12136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1:28.6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table:number-columns-repeated="2" office:value-type="float" office:value="4">
            <text:p>4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993069">
            <text:p>199306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2019-07-03 15:10:33.2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67668">
            <text:p>66766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67691">
            <text:p>66769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2:04.45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67668">
            <text:p>66766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7691">
            <text:p>66769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5 18:51:38.38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8:51:49.93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table:number-columns-repeated="2"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666660">
            <text:p>6666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03 19:57:58.8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table:number-columns-repeated="2"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3:43.30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31:16.32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table:number-columns-repeated="2"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8:07:43.340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5:35.09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27.5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3329">
            <text:p>12332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62009">
            <text:p>362009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06:42.67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50.70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20:41:56.20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0312">
            <text:p>88031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67668">
            <text:p>66766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7691">
            <text:p>66769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37559">
            <text:p>93755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13:22.93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0 19:13:57.03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0312">
            <text:p>88031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67668">
            <text:p>66766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7691">
            <text:p>66769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9:26:08.360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8 14:31:55.653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0312">
            <text:p>88031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7525">
            <text:p>237525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2 17:40:03.727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6 17:34:27.81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6114">
            <text:p>66611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66660">
            <text:p>666660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67668">
            <text:p>667668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7691">
            <text:p>66769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7559">
            <text:p>93755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4795">
            <text:p>844795</text:p>
          </table:table-cell>
          <table:table-cell office:value-type="string">
            <text:p>2019-07-10 19:08:24.393</text:p>
          </table:table-cell>
          <table:table-cell table:number-columns-repeated="2" office:value-type="string">
            <text:p>NULL</text:p>
          </table:table-cell>
          <table:table-cell office:value-type="float" office:value="844795">
            <text:p>844795</text:p>
          </table:table-cell>
          <table:table-cell office:value-type="string">
            <text:p>2019-07-15 16:51:09.307</text:p>
          </table:table-cell>
          <table:table-cell office:value-type="string">
            <text:p>PC1015238228</text:p>
          </table:table-cell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/07/2019</text:date>, <text:time>10:13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18T08:49:46.12</meta:creation-date>
    <dc:date>2019-07-20T10:13:08.51</dc:date>
    <dc:creator>Jesus De los Santos Rodriguez</dc:creator>
    <meta:editing-duration>P1DT11H55S</meta:editing-duration>
    <meta:editing-cycles>1</meta:editing-cycles>
    <meta:document-statistic meta:table-count="3" meta:cell-count="5527" meta:object-count="0"/>
    <meta:generator>OpenOffice/4.1.6$Win32 OpenOffice.org_project/416m1$Build-9790</meta:generator>
  </office:meta>
</office:document-meta>
</file>